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top" draw:auto-grow-height="fals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5pt" fo:font-weight="bold" style:font-size-asian="18pt" style:font-weight-asian="bold" style:font-size-complex="18pt" style:font-weight-complex="bold"/>
    </style:style>
    <style:style style:name="P4" style:family="paragraph">
      <style:paragraph-properties fo:text-align="center"/>
      <style:text-properties fo:font-size="15pt" style:font-size-asian="18pt" style:font-size-complex="18pt"/>
    </style:style>
    <style:style style:name="P5" style:family="paragraph">
      <style:paragraph-properties fo:text-align="center"/>
      <style:text-properties fo:font-size="15pt" fo:font-style="italic" style:font-size-asian="18pt" style:font-style-asian="italic" style:font-size-complex="18pt" style:font-style-complex="italic"/>
    </style:style>
    <style:style style:name="P6" style:family="paragraph">
      <style:paragraph-properties fo:text-align="center"/>
      <style:text-properties fo:font-size="15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0.479cm" svg:height="5.334cm" svg:x="0.492cm" svg:y="0.365cm">
          <text:p text:style-name="P1"><text:span text:style-name="T1">vm1 = ip::Host(name = "server", os = "fedora-18", ip = "172.16.34.14")</text:span></text:p>
          <text:p text:style-name="P1"><text:span text:style-name="T1"/></text:p>
          <text:p text:style-name="P1"><text:span text:style-name="T1">web_server = httpd::Server(host = vm1)</text:span></text:p>
          <text:p text:style-name="P1"><text:span text:style-name="T1">mysql_server = mysql::Server(host = vm1)</text:span></text:p>
          <text:p text:style-name="P1"><text:span text:style-name="T1"/></text:p>
          <text:p text:style-name="P1"><text:span text:style-name="T1">vhost_name = httpd::VhostName(name = "localhost")</text:span></text:p>
          <text:p text:style-name="P1"><text:span text:style-name="T1">vhost = httpd::Vhost(webserver = web_server, name = vhost_name, document_root = "/var/www/html/drupal_test")</text:span></text:p>
          <text:p text:style-name="P1"><text:span text:style-name="T1"/></text:p>
          <text:p text:style-name="P1"><text:span text:style-name="T1"/></text:p>
          <text:p text:style-name="P1"><text:span text:style-name="T1">drupal::Common(host = vm1)</text:span></text:p>
          <text:p text:style-name="P1"><text:span text:style-name="T1">db = mysql::Database(server = mysql_server, name = "drupal_test", user = "drupal_test", password = "Str0ng-P433w0rd")</text:span></text:p>
          <text:p text:style-name="P1"><text:span text:style-name="T1">drupal::Site(vhost = vhost, database = db)</text:span></text:p>
          <text:p text:style-name="P1"><text:span text:style-name="T1"/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3" draw:layer="layout" svg:width="4.25cm" svg:height="1.38cm" svg:x="1.381cm" svg:y="6.08cm">
          <text:p text:style-name="P3"><text:span text:style-name="T2">vm1 = ip::H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4.249cm" svg:height="1.38cm" svg:x="6.103cm" svg:y="6.08cm">
          <text:p text:style-name="P4">web_server = <text:line-break/>httpd::Ser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4.249cm" svg:height="1.38cm" svg:x="10.943cm" svg:y="6.08cm">
          <text:p text:style-name="P4">mysql_server = <text:line-break/>mysql::Ser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4.251cm" svg:height="1.38cm" svg:x="15.427cm" svg:y="6.08cm">
          <text:p text:style-name="P4">vhost_name = <text:line-break/>httpd::VhostNa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4.25cm" svg:height="1.381cm" svg:x="1.381cm" svg:y="7.633cm">
          <text:p text:style-name="P4">vhost = <text:line-break/>httpd::Vhos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4.249cm" svg:height="1.378cm" svg:x="6.103cm" svg:y="7.692cm">
          <text:p text:style-name="P4">drupal::Comm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4.249cm" svg:height="1.38cm" svg:x="10.943cm" svg:y="7.748cm">
          <text:p text:style-name="P4">db =<text:line-break/>mysql::Databas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4.25cm" svg:height="1.38cm" svg:x="15.546cm" svg:y="7.748cm">
          <text:p text:style-name="P4">drupal::Si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5.967cm" svg:height="2.666cm" svg:x="1.381cm" svg:y="9.636cm">
          <text:p text:style-name="P3"><text:span text:style-name="T2">vm1 = ip::Hos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079cm" svg:height="1.151cm" svg:x="5.064cm" svg:y="10.898cm">
          <text:p text:style-name="P4">ip::ip ip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636cm" svg:height="0.945cm" svg:x="1.793cm" svg:y="10.977cm">
          <text:p text:style-name="P5"><text:span text:style-name="T3">std::Host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9.271cm" svg:height="5.969cm" svg:x="1.381cm" svg:y="12.557cm">
          <text:p text:style-name="P3"><text:span text:style-name="T2">vm1 = ip::Hos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079cm" svg:height="1.151cm" svg:x="8.493cm" svg:y="13.827cm">
          <text:p text:style-name="P3"><text:span text:style-name="T2">ip::ip ip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6.319cm" svg:height="4.318cm" svg:x="1.793cm" svg:y="13.827cm">
          <text:p text:style-name="P6"><text:span text:style-name="T4">std::Host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5.969cm" svg:height="1.27cm" svg:x="2.016cm" svg:y="15.097cm">
          <text:p text:style-name="P5"><text:span text:style-name="T3">std::ManagedDevic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73cm" svg:height="1.151cm" svg:x="2.985cm" svg:y="16.494cm">
          <text:p text:style-name="P4">std::os os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9.271cm" svg:height="7.874cm" svg:x="1.381cm" svg:y="18.907cm">
          <text:p text:style-name="P3"><text:span text:style-name="T2">vm1 = ip::Hos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079cm" svg:height="1.151cm" svg:x="8.446cm" svg:y="20.177cm">
          <text:p text:style-name="P3"><text:span text:style-name="T2">ip::ip ip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6.319cm" svg:height="5.858cm" svg:x="1.793cm" svg:y="20.177cm">
          <text:p text:style-name="P6"><text:span text:style-name="T4">std::Host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5.969cm" svg:height="2.794cm" svg:x="2.143cm" svg:y="21.447cm">
          <text:p text:style-name="P6"><text:span text:style-name="T4">std::ManagedDevic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73cm" svg:height="1.151cm" svg:x="3.112cm" svg:y="24.495cm">
          <text:p text:style-name="P3"><text:span text:style-name="T2">std::os o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746cm" svg:height="1.151cm" svg:x="3.112cm" svg:y="22.717cm">
          <text:p text:style-name="P4">hoststring nam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21T09:32:48.392078409</meta:creation-date>
    <dc:date>2014-05-21T09:57:10.986477705</dc:date>
    <meta:editing-duration>PT22M58S</meta:editing-duration>
    <meta:editing-cycles>2</meta:editing-cycles>
    <meta:generator>LibreOffice/4.2.3.3$Linux_X86_64 LibreOffice_project/420m0$Build-3</meta:generator>
    <meta:document-statistic meta:object-count="23"/>
  </office:meta>
</office:document-meta>
</file>